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396" officeooo:paragraph-rsid="0000e396"/>
    </style:style>
    <style:style style:name="P2" style:family="paragraph" style:parent-style-name="Standard">
      <style:paragraph-properties fo:text-align="justify" style:justify-single-word="false"/>
      <style:text-properties officeooo:rsid="0000e396" officeooo:paragraph-rsid="0000e396"/>
    </style:style>
    <style:style style:name="P3" style:family="paragraph" style:parent-style-name="Standard">
      <style:paragraph-properties fo:text-align="justify" style:justify-single-word="false"/>
      <style:text-properties officeooo:rsid="0002dd39" officeooo:paragraph-rsid="0002dd39"/>
    </style:style>
    <style:style style:name="T1" style:family="text">
      <style:text-properties officeooo:rsid="0002dd39"/>
    </style:style>
    <style:style style:name="T2" style:family="text">
      <style:text-properties officeooo:rsid="00054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Me chamo André, <text:span text:style-name="T2">tenho 41 anos, </text:span>sou casado com Camila, pai da Luísa e da Lara, sou ciclista, e futuro programador! <text:span text:style-name="T2">Atualmente, tenho uma rotina bastante corrida, trabalho, estudo Análise e desenvolvimento de Sistemas e sou estudante da Trybe.</text:span></text:p>
      <text:p text:style-name="P2"><text:tab/>Moro em Vitória da Conquista, Bahia, nasci aqui, e passei boa parte da minha vida morando, estudando e trabalhando aqui. Meus pais se chamam Ananias e Nilza, duas figuras sempre amorosas e amigas. <text:span text:style-name="T1">Sou filho caçula, t</text:span>enho 3 irmãos, Rosângela, Victor e Márcia, e sempre que nos juntamos, damos sempre muita risada.</text:p>
      <text:p text:style-name="P2"><text:tab/>Adoro viajar, praticar esportes, ir ao cinema, jogar vídeo game, adoro também ficar em casa e assistir um bom filme, mas amo mesmo passar o tempo com minha família, brincar com minhas filhas, passear e viajar com elas. Ver o sorriso delas é algo maravilhoso.</text:p>
      <text:p text:style-name="P2"/>
      <text:p text:style-name="P3">Ler o texto em silêncio</text:p>
      <text:p text:style-name="P3">Ler o texto em voz alta</text:p>
      <text:p text:style-name="P3"/>
      <text:p text:style-name="P2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4:06:02.837844276</meta:creation-date>
    <dc:date>2022-01-05T14:49:45.278182173</dc:date>
    <meta:editing-duration>PT23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47" meta:character-count="861" meta:non-whitespace-character-count="715"/>
  </office:meta>
</office:document-meta>
</file>